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90ea" officeooo:paragraph-rsid="00159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рссинг данных на основе новостей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17:10.346000000</meta:creation-date>
    <dc:date>2023-04-19T10:26:02.880000000</dc:date>
    <meta:editing-duration>PT8M52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30"/>
    <meta:generator>LibreOffice/7.5.2.2$Windows_X86_64 LibreOffice_project/53bb9681a964705cf672590721dbc85eb4d0c3a2</meta:generator>
  </office:meta>
</office:document-meta>
</file>